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 fo:background-color="#ffffff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 fo:text-align="justify" style:justify-single-word="false"/>
    </style:style>
    <style:style style:name="P6" style:family="paragraph" style:parent-style-name="Standard">
      <style:paragraph-properties fo:margin-left="0in" fo:margin-right="0in" fo:line-height="150%" fo:text-align="justify" style:justify-single-word="false" fo:text-indent="0in" style:auto-text-indent="false"/>
    </style:style>
    <style:style style:name="P7" style:family="paragraph" style:parent-style-name="Heading_20_1" style:master-page-name="Standard">
      <style:paragraph-properties fo:line-height="150%" fo:text-align="center" style:justify-single-word="false" style:page-number="1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style:font-name-asian="Times New Roman1" style:font-size-asian="12pt" style:font-name-complex="Times New Roman1" style:font-size-complex="12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heading=h.gjdgxs"/>Reconhecimento de premissas e conclusão</text:p>
      <text:p text:style-name="P1"/>
      <text:p text:style-name="P4"><text:span text:style-name="T1">Nome</text:span><text:span text:style-name="T2">: Igor Richard Dias Silva</text:span></text:p>
      <text:p text:style-name="P4"><text:span text:style-name="T2"><text:s/></text:span><text:span text:style-name="T1">Turma: </text:span><text:span text:style-name="T2">Info-1</text:span></text:p>
      <text:p text:style-name="P2"/>
      <text:p text:style-name="P2"/>
      <text:p text:style-name="P6"><text:span text:style-name="T3">(1) Esteja certo da qualidade do nosso trabalho. . Passamos os últimos três meses trabalhando sem descanso nele. </text:span></text:p>
      <text:p text:style-name="P6"><text:span text:style-name="T3">P1: O sujeito passou os últimos três meses trabalhando nesse trabalho.</text:span></text:p>
      <text:p text:style-name="P6"><text:span text:style-name="T3">P2: Algo bem trabalhado por muito tempo será bom.</text:span></text:p>
      <text:p text:style-name="P6"><text:span text:style-name="T3">C: O trabalho terá qualidade</text:span></text:p>
      <text:p text:style-name="P2"/>
      <text:p text:style-name="P5"><text:span text:style-name="T3">(2) É um absurdo que o presidente seja a favor de aumentar a idade da aposentadoria, já que ele próprio se aposentou com 33 anos.</text:span></text:p>
      <text:p text:style-name="P5"><text:span text:style-name="T3">P1: O presidente defende o aumento da idade para aposentadoria.</text:span></text:p>
      <text:p text:style-name="P5"><text:span text:style-name="T3">P2: O presidente se aposentou com 33 anos.</text:span></text:p>
      <text:p text:style-name="P5"><text:span text:style-name="T3">C: É um absurdo o presidente defender o aumento</text:span></text:p>
      <text:p text:style-name="P2"/>
      <text:p text:style-name="P5"><text:span text:style-name="T3">(O motivo de ser um absurdo se deve ao fato de que o próprio presidente se aposentou jovem, logo, ele não estaria de acordo com a própria proposta.)</text:span></text:p>
      <text:p text:style-name="P2"/>
      <text:p text:style-name="P5"><text:span text:style-name="T3">(3) É ridículo que reclamem da contenção de gastos, o economista John Kenneth Galbraith em pessoa defende que uma apertada política econômica é a melhor cura para a recessão.</text:span></text:p>
      <text:p text:style-name="P5"><text:span text:style-name="T3">P1: O economista J.K.G. defende uma política econômica apertada</text:span></text:p>
      <text:p text:style-name="P5"><text:span text:style-name="T3">P2: Uma apertada política econômica é a melhor cura para a recessão</text:span></text:p>
      <text:p text:style-name="P5"><text:span text:style-name="T3">C: É ridiculo que reclamem da política de contenção de gastos, pois ela é a cura para a recessão.</text:span></text:p>
      <text:p text:style-name="P2"/>
      <text:p text:style-name="P5"><text:span text:style-name="T3">(Na conclusão referi que ela é a cura para a recessão segundo a opinião de um especialista, sendo que quem está reclamando da política provavelmente não é ninguém profissional no assunto)</text:span></text:p>
      <text:p text:style-name="P2"/>
      <text:p text:style-name="P5"><text:soft-page-break/><text:span text:style-name="T3">(4) Se não reformar a previdência, vai ter a inflação, o que será muito ruim para o Brasil. Portanto, a reforma da previdência proposta pelo governo tem que passar!</text:span></text:p>
      <text:p text:style-name="P5"><text:span text:style-name="T3">P1: Sem uma reforma na previdência, haverá inflação.</text:span></text:p>
      <text:p text:style-name="P5"><text:span text:style-name="T3">P2: Inflação será muito ruim para o Brasil.</text:span></text:p>
      <text:p text:style-name="P5"><text:span text:style-name="T3">C: A reforma da previdência deve passar.</text:span></text:p>
      <text:p text:style-name="P2"/>
      <text:p text:style-name="P5"><text:span text:style-name="T3">(5) </text:span><text:span text:style-name="T4">Se Sócrates tivesse nascido em Estagira, seria grego; Sócrates era grego; logo, Sócrates nasceu em Estagira.</text:span></text:p>
      <text:p text:style-name="P5"><text:span text:style-name="T3">P1: Quem nasce em Estagira é grego.</text:span></text:p>
      <text:p text:style-name="P5"><text:span text:style-name="T3">P2: Socrates era grego.</text:span></text:p>
      <text:p text:style-name="P5"><text:span text:style-name="T3">C: Sócrates nasceu em Estagira.</text:span></text:p>
      <text:p text:style-name="P3"/>
      <text:p text:style-name="P5"><text:span text:style-name="T4">(6) Já que a teoria da evolução diz que o homem veio do macaco, por que não vemos os macacos <text:s/>evoluindo para homens hoje?</text:span></text:p>
      <text:p text:style-name="P5"><text:span text:style-name="T3">P1: A teoria evolucionista diz que o homem veio do macaco.</text:span></text:p>
      <text:p text:style-name="P5"><text:span text:style-name="T3">P2: Não vemos hoje macacos virando homens.</text:span></text:p>
      <text:p text:style-name="P5"><text:span text:style-name="T3">C: O homem não veio do macaco/A teoria está errada.</text:span></text:p>
      <text:p text:style-name="P3"/>
      <text:p text:style-name="P5"><text:span text:style-name="T4">(7) Você percebe que o ateísmo é pernicioso quando observa o quanto ele torna as pessoas perniciosas.</text:span></text:p>
      <text:p text:style-name="P5"><text:span text:style-name="T3">P1: Ateus são pessoas perniciosas.</text:span></text:p>
      <text:p text:style-name="P5"><text:span text:style-name="T3">P2: O ateísmo converte as pessoas para ateus.</text:span></text:p>
      <text:p text:style-name="P5"><text:span text:style-name="T3">C: O ateísmo é pernicioso.</text:span></text:p>
      <text:p text:style-name="P3"/>
      <text:p text:style-name="P5"><text:span text:style-name="T4">(8) O coronavírus não mata tanto. Os números estão sendo manipulados pela mídia. </text:span></text:p>
      <text:p text:style-name="P5"><text:span text:style-name="T3">P1: A mídia manipula os dados divulgados a população.</text:span></text:p>
      <text:p text:style-name="P5"><text:span text:style-name="T3">P2: A mídia diz que o corona vírus mata muito.</text:span></text:p>
      <text:p text:style-name="P5"><text:span text:style-name="T3">C: O corona vírus não mata tanto </text:span></text:p>
      <text:p text:style-name="P2"/>
      <text:p text:style-name="P5"><text:span text:style-name="T3">(Já que os dados foram manipulados por ela segundo a premissa 1)</text:span></text:p>
      <text:p text:style-name="P3"><text:soft-page-break/></text:p>
      <text:p text:style-name="P5"><text:span text:style-name="T4">(9) Se Deus fosse bom, onipotente e onisciente, o mal não existiria. Supondo que você não seja cego, é evidente que o mal existe, Logo, está claro que é Deus que não existe. <text:s/></text:span></text:p>
      <text:p text:style-name="P5"><text:span text:style-name="T3">P1: Se Deus fosse bom, onipotente e oniciente, o mal não existiria.</text:span></text:p>
      <text:p text:style-name="P5"><text:span text:style-name="T3">P2: Se você enxerga o mundo, você vê que o mal existe.</text:span></text:p>
      <text:p text:style-name="P5"><text:span text:style-name="T3">C: Logo, um Deus bom, onipotente e onisciente não existe.</text:span></text:p>
      <text:p text:style-name="P2"/>
      <text:p text:style-name="P5"><text:span text:style-name="T3">(Já que se ele existisse ele não deixaria o mal existir, pois ele é bondoso e onisciente, e usaria a sua onipotência para acabar com o mal.)</text:span></text:p>
      <text:p text:style-name="P3"/>
      <text:p text:style-name="P5"><text:span text:style-name="T4">(10) Os egípcios acreditavam em vida após a morte. Prova disso é a presença constante desse tema nos escritos egípcios encontrados pelos arqueólogos. </text:span></text:p>
      <text:p text:style-name="P5"><text:span text:style-name="T3">P1: Os egípcios escreviam sobre a vida após a morte.</text:span></text:p>
      <text:p text:style-name="P5"><text:span text:style-name="T3">P2: Os arqueólogos acharam esses escritos que os levam a entender a crença dos egípcios a respeito da vida após a morte.</text:span></text:p>
      <text:p text:style-name="P5"><text:span text:style-name="T3">C: Logo, os egípcios acreditavam na vida após a morte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47" meta:word-count="617" meta:character-count="3483" meta:non-whitespace-character-count="2905"/>
    <meta:generator>LibreOfficeDev/6.0.5.2$Linux_X86_64 LibreOffice_project/</meta:generator>
  </office:meta>
</office:document-meta>
</file>